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45.6887"/>
          <table:table-cell office:value-type="float" office:value="42.859"/>
          <table:table-cell office:value-type="float" office:value="41.37"/>
          <table:table-cell office:value-type="float" office:value="0.0"/>
          <table:table-cell office:value-type="float" office:value="0.0"/>
          <table:table-cell office:value-type="float" office:value="284.0"/>
          <table:table-cell office:value-type="float" office:value="110988.0"/>
          <table:table-cell office:value-type="float" office:value="763053.0"/>
          <table:table-cell office:value-type="float" office:value="215478.0"/>
          <table:table-cell office:value-type="float" office:value="832648.0"/>
          <table:table-cell office:value-type="float" office:value="1927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816"/>
          <table:table-cell office:value-type="float" office:value="35.615"/>
          <table:table-cell office:value-type="float" office:value="34.18"/>
          <table:table-cell office:value-type="float" office:value="1.0"/>
          <table:table-cell office:value-type="float" office:value="0.0"/>
          <table:table-cell office:value-type="float" office:value="204.0"/>
          <table:table-cell office:value-type="float" office:value="61327.0"/>
          <table:table-cell office:value-type="float" office:value="1351315.0"/>
          <table:table-cell office:value-type="float" office:value="215478.0"/>
          <table:table-cell office:value-type="float" office:value="832648.0"/>
          <table:table-cell office:value-type="float" office:value="192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35712"/>
          <table:table-cell office:value-type="float" office:value="1.827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14.0"/>
          <table:table-cell office:value-type="float" office:value="4194.0"/>
          <table:table-cell office:value-type="float" office:value="216406.0"/>
          <table:table-cell office:value-type="float" office:value="836294.0"/>
          <table:table-cell office:value-type="float" office:value="1943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5.2786"/>
          <table:table-cell office:value-type="float" office:value="22.549"/>
          <table:table-cell office:value-type="float" office:value="21.07"/>
          <table:table-cell office:value-type="float" office:value="0.0"/>
          <table:table-cell office:value-type="float" office:value="0.0"/>
          <table:table-cell office:value-type="float" office:value="180.0"/>
          <table:table-cell office:value-type="float" office:value="57654.0"/>
          <table:table-cell office:value-type="float" office:value="528985.0"/>
          <table:table-cell office:value-type="float" office:value="215478.0"/>
          <table:table-cell office:value-type="float" office:value="832649.0"/>
          <table:table-cell office:value-type="float" office:value="1927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.8039"/>
          <table:table-cell office:value-type="float" office:value="30.616"/>
          <table:table-cell office:value-type="float" office:value="29.15"/>
          <table:table-cell office:value-type="float" office:value="1.0"/>
          <table:table-cell office:value-type="float" office:value="0.0"/>
          <table:table-cell office:value-type="float" office:value="186.0"/>
          <table:table-cell office:value-type="float" office:value="57944.0"/>
          <table:table-cell office:value-type="float" office:value="1083191.0"/>
          <table:table-cell office:value-type="float" office:value="215478.0"/>
          <table:table-cell office:value-type="float" office:value="832649.0"/>
          <table:table-cell office:value-type="float" office:value="192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90389"/>
          <table:table-cell office:value-type="float" office:value="1.803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0.0"/>
          <table:table-cell office:value-type="float" office:value="3409.0"/>
          <table:table-cell office:value-type="float" office:value="216406.0"/>
          <table:table-cell office:value-type="float" office:value="836295.0"/>
          <table:table-cell office:value-type="float" office:value="1943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35.1216"/>
          <table:table-cell office:value-type="float" office:value="32.366"/>
          <table:table-cell office:value-type="float" office:value="30.88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6679.0"/>
          <table:table-cell office:value-type="float" office:value="766662.0"/>
          <table:table-cell office:value-type="float" office:value="215478.0"/>
          <table:table-cell office:value-type="float" office:value="832648.0"/>
          <table:table-cell office:value-type="float" office:value="1927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9376"/>
          <table:table-cell office:value-type="float" office:value="40.797"/>
          <table:table-cell office:value-type="float" office:value="39.31"/>
          <table:table-cell office:value-type="float" office:value="1.0"/>
          <table:table-cell office:value-type="float" office:value="0.0"/>
          <table:table-cell office:value-type="float" office:value="254.0"/>
          <table:table-cell office:value-type="float" office:value="84404.0"/>
          <table:table-cell office:value-type="float" office:value="1387600.0"/>
          <table:table-cell office:value-type="float" office:value="215478.0"/>
          <table:table-cell office:value-type="float" office:value="832648.0"/>
          <table:table-cell office:value-type="float" office:value="1927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99523"/>
          <table:table-cell office:value-type="float" office:value="1.432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7.0"/>
          <table:table-cell office:value-type="float" office:value="2387.0"/>
          <table:table-cell office:value-type="float" office:value="216406.0"/>
          <table:table-cell office:value-type="float" office:value="836294.0"/>
          <table:table-cell office:value-type="float" office:value="1943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37.198"/>
          <table:table-cell office:value-type="float" office:value="34.403"/>
          <table:table-cell office:value-type="float" office:value="32.87"/>
          <table:table-cell office:value-type="float" office:value="0.0"/>
          <table:table-cell office:value-type="float" office:value="0.0"/>
          <table:table-cell office:value-type="float" office:value="297.0"/>
          <table:table-cell office:value-type="float" office:value="94401.0"/>
          <table:table-cell office:value-type="float" office:value="630799.0"/>
          <table:table-cell office:value-type="float" office:value="215478.0"/>
          <table:table-cell office:value-type="float" office:value="832648.0"/>
          <table:table-cell office:value-type="float" office:value="1927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4467"/>
          <table:table-cell office:value-type="float" office:value="19.198"/>
          <table:table-cell office:value-type="float" office:value="17.74"/>
          <table:table-cell office:value-type="float" office:value="0.0"/>
          <table:table-cell office:value-type="float" office:value="0.0"/>
          <table:table-cell office:value-type="float" office:value="176.0"/>
          <table:table-cell office:value-type="float" office:value="48976.0"/>
          <table:table-cell office:value-type="float" office:value="388959.0"/>
          <table:table-cell office:value-type="float" office:value="215478.0"/>
          <table:table-cell office:value-type="float" office:value="832648.0"/>
          <table:table-cell office:value-type="float" office:value="1927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37267"/>
          <table:table-cell office:value-type="float" office:value="2.462"/>
          <table:table-cell office:value-type="float" office:value="0.76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644.0"/>
          <table:table-cell office:value-type="float" office:value="23698.0"/>
          <table:table-cell office:value-type="float" office:value="216406.0"/>
          <table:table-cell office:value-type="float" office:value="836294.0"/>
          <table:table-cell office:value-type="float" office:value="1943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62.2627"/>
          <table:table-cell office:value-type="float" office:value="59.493"/>
          <table:table-cell office:value-type="float" office:value="57.96"/>
          <table:table-cell office:value-type="float" office:value="0.0"/>
          <table:table-cell office:value-type="float" office:value="0.0"/>
          <table:table-cell office:value-type="float" office:value="437.0"/>
          <table:table-cell office:value-type="float" office:value="152201.0"/>
          <table:table-cell office:value-type="float" office:value="1260076.0"/>
          <table:table-cell office:value-type="float" office:value="215478.0"/>
          <table:table-cell office:value-type="float" office:value="832649.0"/>
          <table:table-cell office:value-type="float" office:value="1927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2183"/>
          <table:table-cell office:value-type="float" office:value="34.994"/>
          <table:table-cell office:value-type="float" office:value="33.54"/>
          <table:table-cell office:value-type="float" office:value="1.0"/>
          <table:table-cell office:value-type="float" office:value="0.0"/>
          <table:table-cell office:value-type="float" office:value="235.0"/>
          <table:table-cell office:value-type="float" office:value="71135.0"/>
          <table:table-cell office:value-type="float" office:value="1129415.0"/>
          <table:table-cell office:value-type="float" office:value="215478.0"/>
          <table:table-cell office:value-type="float" office:value="832649.0"/>
          <table:table-cell office:value-type="float" office:value="1927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9453"/>
          <table:table-cell office:value-type="float" office:value="9.104"/>
          <table:table-cell office:value-type="float" office:value="7.44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6779.0"/>
          <table:table-cell office:value-type="float" office:value="124305.0"/>
          <table:table-cell office:value-type="float" office:value="216406.0"/>
          <table:table-cell office:value-type="float" office:value="836295.0"/>
          <table:table-cell office:value-type="float" office:value="1948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5.0384"/>
          <table:table-cell office:value-type="float" office:value="11.927"/>
          <table:table-cell office:value-type="float" office:value="10.37"/>
          <table:table-cell office:value-type="float" office:value="0.0"/>
          <table:table-cell office:value-type="float" office:value="0.0"/>
          <table:table-cell office:value-type="float" office:value="109.0"/>
          <table:table-cell office:value-type="float" office:value="30090.0"/>
          <table:table-cell office:value-type="float" office:value="335737.0"/>
          <table:table-cell office:value-type="float" office:value="244600.0"/>
          <table:table-cell office:value-type="float" office:value="942478.0"/>
          <table:table-cell office:value-type="float" office:value="2058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23267"/>
          <table:table-cell office:value-type="float" office:value="6.097"/>
          <table:table-cell office:value-type="float" office:value="4.49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171.0"/>
          <table:table-cell office:value-type="float" office:value="147289.0"/>
          <table:table-cell office:value-type="float" office:value="244600.0"/>
          <table:table-cell office:value-type="float" office:value="942478.0"/>
          <table:table-cell office:value-type="float" office:value="2058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5128"/>
          <table:table-cell office:value-type="float" office:value="1.897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1777.0"/>
          <table:table-cell office:value-type="float" office:value="245528.0"/>
          <table:table-cell office:value-type="float" office:value="946124.0"/>
          <table:table-cell office:value-type="float" office:value="2074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9.4589"/>
          <table:table-cell office:value-type="float" office:value="16.711"/>
          <table:table-cell office:value-type="float" office:value="15.05"/>
          <table:table-cell office:value-type="float" office:value="0.0"/>
          <table:table-cell office:value-type="float" office:value="0.0"/>
          <table:table-cell office:value-type="float" office:value="141.0"/>
          <table:table-cell office:value-type="float" office:value="45988.0"/>
          <table:table-cell office:value-type="float" office:value="418164.0"/>
          <table:table-cell office:value-type="float" office:value="244600.0"/>
          <table:table-cell office:value-type="float" office:value="942478.0"/>
          <table:table-cell office:value-type="float" office:value="206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.5761"/>
          <table:table-cell office:value-type="float" office:value="24.545"/>
          <table:table-cell office:value-type="float" office:value="22.92"/>
          <table:table-cell office:value-type="float" office:value="1.0"/>
          <table:table-cell office:value-type="float" office:value="0.0"/>
          <table:table-cell office:value-type="float" office:value="199.0"/>
          <table:table-cell office:value-type="float" office:value="57531.0"/>
          <table:table-cell office:value-type="float" office:value="962996.0"/>
          <table:table-cell office:value-type="float" office:value="244600.0"/>
          <table:table-cell office:value-type="float" office:value="942478.0"/>
          <table:table-cell office:value-type="float" office:value="2058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92957"/>
          <table:table-cell office:value-type="float" office:value="2.081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70.0"/>
          <table:table-cell office:value-type="float" office:value="6669.0"/>
          <table:table-cell office:value-type="float" office:value="245528.0"/>
          <table:table-cell office:value-type="float" office:value="946124.0"/>
          <table:table-cell office:value-type="float" office:value="2074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9.5767"/>
          <table:table-cell office:value-type="float" office:value="16.452"/>
          <table:table-cell office:value-type="float" office:value="14.85"/>
          <table:table-cell office:value-type="float" office:value="0.0"/>
          <table:table-cell office:value-type="float" office:value="0.0"/>
          <table:table-cell office:value-type="float" office:value="171.0"/>
          <table:table-cell office:value-type="float" office:value="51824.0"/>
          <table:table-cell office:value-type="float" office:value="378198.0"/>
          <table:table-cell office:value-type="float" office:value="244600.0"/>
          <table:table-cell office:value-type="float" office:value="942479.0"/>
          <table:table-cell office:value-type="float" office:value="2058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7809"/>
          <table:table-cell office:value-type="float" office:value="15.665"/>
          <table:table-cell office:value-type="float" office:value="14.11"/>
          <table:table-cell office:value-type="float" office:value="1.0"/>
          <table:table-cell office:value-type="float" office:value="0.0"/>
          <table:table-cell office:value-type="float" office:value="123.0"/>
          <table:table-cell office:value-type="float" office:value="33443.0"/>
          <table:table-cell office:value-type="float" office:value="606301.0"/>
          <table:table-cell office:value-type="float" office:value="244600.0"/>
          <table:table-cell office:value-type="float" office:value="942479.0"/>
          <table:table-cell office:value-type="float" office:value="205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76228"/>
          <table:table-cell office:value-type="float" office:value="2.867"/>
          <table:table-cell office:value-type="float" office:value="0.98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981.0"/>
          <table:table-cell office:value-type="float" office:value="38173.0"/>
          <table:table-cell office:value-type="float" office:value="245528.0"/>
          <table:table-cell office:value-type="float" office:value="946125.0"/>
          <table:table-cell office:value-type="float" office:value="2081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0.7985"/>
          <table:table-cell office:value-type="float" office:value="37.729"/>
          <table:table-cell office:value-type="float" office:value="36.22"/>
          <table:table-cell office:value-type="float" office:value="0.0"/>
          <table:table-cell office:value-type="float" office:value="0.0"/>
          <table:table-cell office:value-type="float" office:value="316.0"/>
          <table:table-cell office:value-type="float" office:value="112746.0"/>
          <table:table-cell office:value-type="float" office:value="810066.0"/>
          <table:table-cell office:value-type="float" office:value="244600.0"/>
          <table:table-cell office:value-type="float" office:value="942480.0"/>
          <table:table-cell office:value-type="float" office:value="2058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488"/>
          <table:table-cell office:value-type="float" office:value="8.358"/>
          <table:table-cell office:value-type="float" office:value="6.79"/>
          <table:table-cell office:value-type="float" office:value="0.0"/>
          <table:table-cell office:value-type="float" office:value="0.0"/>
          <table:table-cell office:value-type="float" office:value="94.0"/>
          <table:table-cell office:value-type="float" office:value="23092.0"/>
          <table:table-cell office:value-type="float" office:value="153263.0"/>
          <table:table-cell office:value-type="float" office:value="244600.0"/>
          <table:table-cell office:value-type="float" office:value="942480.0"/>
          <table:table-cell office:value-type="float" office:value="2058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19423"/>
          <table:table-cell office:value-type="float" office:value="2.282"/>
          <table:table-cell office:value-type="float" office:value="0.4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171.0"/>
          <table:table-cell office:value-type="float" office:value="16473.0"/>
          <table:table-cell office:value-type="float" office:value="245528.0"/>
          <table:table-cell office:value-type="float" office:value="946126.0"/>
          <table:table-cell office:value-type="float" office:value="2074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35.0559"/>
          <table:table-cell office:value-type="float" office:value="32.275"/>
          <table:table-cell office:value-type="float" office:value="30.53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5519.0"/>
          <table:table-cell office:value-type="float" office:value="578747.0"/>
          <table:table-cell office:value-type="float" office:value="244600.0"/>
          <table:table-cell office:value-type="float" office:value="942480.0"/>
          <table:table-cell office:value-type="float" office:value="2058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8728"/>
          <table:table-cell office:value-type="float" office:value="10.688"/>
          <table:table-cell office:value-type="float" office:value="8.96"/>
          <table:table-cell office:value-type="float" office:value="0.0"/>
          <table:table-cell office:value-type="float" office:value="0.0"/>
          <table:table-cell office:value-type="float" office:value="110.0"/>
          <table:table-cell office:value-type="float" office:value="27470.0"/>
          <table:table-cell office:value-type="float" office:value="283708.0"/>
          <table:table-cell office:value-type="float" office:value="244600.0"/>
          <table:table-cell office:value-type="float" office:value="942480.0"/>
          <table:table-cell office:value-type="float" office:value="2058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89938"/>
          <table:table-cell office:value-type="float" office:value="2.177"/>
          <table:table-cell office:value-type="float" office:value="0.34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398.0"/>
          <table:table-cell office:value-type="float" office:value="10994.0"/>
          <table:table-cell office:value-type="float" office:value="245528.0"/>
          <table:table-cell office:value-type="float" office:value="946126.0"/>
          <table:table-cell office:value-type="float" office:value="2074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8.3182"/>
          <table:table-cell office:value-type="float" office:value="16.066"/>
          <table:table-cell office:value-type="float" office:value="15.54"/>
          <table:table-cell office:value-type="float" office:value="0.0"/>
          <table:table-cell office:value-type="float" office:value="0.0"/>
          <table:table-cell office:value-type="float" office:value="234.0"/>
          <table:table-cell office:value-type="float" office:value="68038.0"/>
          <table:table-cell office:value-type="float" office:value="386874.0"/>
          <table:table-cell office:value-type="float" office:value="72410.0"/>
          <table:table-cell office:value-type="float" office:value="276935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.5776"/>
          <table:table-cell office:value-type="float" office:value="30.985"/>
          <table:table-cell office:value-type="float" office:value="30.52"/>
          <table:table-cell office:value-type="float" office:value="0.0"/>
          <table:table-cell office:value-type="float" office:value="0.0"/>
          <table:table-cell office:value-type="float" office:value="504.0"/>
          <table:table-cell office:value-type="float" office:value="157297.0"/>
          <table:table-cell office:value-type="float" office:value="653413.0"/>
          <table:table-cell office:value-type="float" office:value="72410.0"/>
          <table:table-cell office:value-type="float" office:value="276935.0"/>
          <table:table-cell office:value-type="float" office:value="1248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3109"/>
          <table:table-cell office:value-type="float" office:value="0.613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92.0"/>
          <table:table-cell office:value-type="float" office:value="3224.0"/>
          <table:table-cell office:value-type="float" office:value="72848.0"/>
          <table:table-cell office:value-type="float" office:value="278667.0"/>
          <table:table-cell office:value-type="float" office:value="1345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6.9247"/>
          <table:table-cell office:value-type="float" office:value="14.777"/>
          <table:table-cell office:value-type="float" office:value="14.23"/>
          <table:table-cell office:value-type="float" office:value="0.0"/>
          <table:table-cell office:value-type="float" office:value="0.0"/>
          <table:table-cell office:value-type="float" office:value="220.0"/>
          <table:table-cell office:value-type="float" office:value="67557.0"/>
          <table:table-cell office:value-type="float" office:value="400446.0"/>
          <table:table-cell office:value-type="float" office:value="72410.0"/>
          <table:table-cell office:value-type="float" office:value="276935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105"/>
          <table:table-cell office:value-type="float" office:value="2.503"/>
          <table:table-cell office:value-type="float" office:value="2.01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1088.0"/>
          <table:table-cell office:value-type="float" office:value="112015.0"/>
          <table:table-cell office:value-type="float" office:value="72410.0"/>
          <table:table-cell office:value-type="float" office:value="276935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16349"/>
          <table:table-cell office:value-type="float" office:value="0.57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555.0"/>
          <table:table-cell office:value-type="float" office:value="72848.0"/>
          <table:table-cell office:value-type="float" office:value="278667.0"/>
          <table:table-cell office:value-type="float" office:value="1324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9.9849"/>
          <table:table-cell office:value-type="float" office:value="17.8"/>
          <table:table-cell office:value-type="float" office:value="17.21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74590.0"/>
          <table:table-cell office:value-type="float" office:value="425211.0"/>
          <table:table-cell office:value-type="float" office:value="72410.0"/>
          <table:table-cell office:value-type="float" office:value="276935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4704"/>
          <table:table-cell office:value-type="float" office:value="2.991"/>
          <table:table-cell office:value-type="float" office:value="2.5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2057.0"/>
          <table:table-cell office:value-type="float" office:value="132861.0"/>
          <table:table-cell office:value-type="float" office:value="72410.0"/>
          <table:table-cell office:value-type="float" office:value="276935.0"/>
          <table:table-cell office:value-type="float" office:value="127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25445"/>
          <table:table-cell office:value-type="float" office:value="0.58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877.0"/>
          <table:table-cell office:value-type="float" office:value="72848.0"/>
          <table:table-cell office:value-type="float" office:value="278667.0"/>
          <table:table-cell office:value-type="float" office:value="1324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5.0248"/>
          <table:table-cell office:value-type="float" office:value="22.852"/>
          <table:table-cell office:value-type="float" office:value="22.31"/>
          <table:table-cell office:value-type="float" office:value="0.0"/>
          <table:table-cell office:value-type="float" office:value="0.0"/>
          <table:table-cell office:value-type="float" office:value="284.0"/>
          <table:table-cell office:value-type="float" office:value="97805.0"/>
          <table:table-cell office:value-type="float" office:value="499037.0"/>
          <table:table-cell office:value-type="float" office:value="72410.0"/>
          <table:table-cell office:value-type="float" office:value="276935.0"/>
          <table:table-cell office:value-type="float" office:value="1272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99938"/>
          <table:table-cell office:value-type="float" office:value="3.358"/>
          <table:table-cell office:value-type="float" office:value="2.83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214.0"/>
          <table:table-cell office:value-type="float" office:value="151906.0"/>
          <table:table-cell office:value-type="float" office:value="72410.0"/>
          <table:table-cell office:value-type="float" office:value="276935.0"/>
          <table:table-cell office:value-type="float" office:value="1322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1814"/>
          <table:table-cell office:value-type="float" office:value="0.53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30.0"/>
          <table:table-cell office:value-type="float" office:value="72848.0"/>
          <table:table-cell office:value-type="float" office:value="278667.0"/>
          <table:table-cell office:value-type="float" office:value="1328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0.2737"/>
          <table:table-cell office:value-type="float" office:value="8.122"/>
          <table:table-cell office:value-type="float" office:value="7.54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5921.0"/>
          <table:table-cell office:value-type="float" office:value="276185.0"/>
          <table:table-cell office:value-type="float" office:value="72410.0"/>
          <table:table-cell office:value-type="float" office:value="276935.0"/>
          <table:table-cell office:value-type="float" office:value="1277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2601"/>
          <table:table-cell office:value-type="float" office:value="13.642"/>
          <table:table-cell office:value-type="float" office:value="13.17"/>
          <table:table-cell office:value-type="float" office:value="1.0"/>
          <table:table-cell office:value-type="float" office:value="0.0"/>
          <table:table-cell office:value-type="float" office:value="252.0"/>
          <table:table-cell office:value-type="float" office:value="71746.0"/>
          <table:table-cell office:value-type="float" office:value="415243.0"/>
          <table:table-cell office:value-type="float" office:value="72410.0"/>
          <table:table-cell office:value-type="float" office:value="276935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18212"/>
          <table:table-cell office:value-type="float" office:value="0.52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1.0"/>
          <table:table-cell office:value-type="float" office:value="72848.0"/>
          <table:table-cell office:value-type="float" office:value="278667.0"/>
          <table:table-cell office:value-type="float" office:value="1338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9.4161"/>
          <table:table-cell office:value-type="float" office:value="26.312"/>
          <table:table-cell office:value-type="float" office:value="25.09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4574.0"/>
          <table:table-cell office:value-type="float" office:value="589382.0"/>
          <table:table-cell office:value-type="float" office:value="199120.0"/>
          <table:table-cell office:value-type="float" office:value="770371.0"/>
          <table:table-cell office:value-type="float" office:value="1816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02"/>
          <table:table-cell office:value-type="float" office:value="6.976"/>
          <table:table-cell office:value-type="float" office:value="5.8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24545.0"/>
          <table:table-cell office:value-type="float" office:value="175467.0"/>
          <table:table-cell office:value-type="float" office:value="199120.0"/>
          <table:table-cell office:value-type="float" office:value="770371.0"/>
          <table:table-cell office:value-type="float" office:value="181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9112"/>
          <table:table-cell office:value-type="float" office:value="3.212"/>
          <table:table-cell office:value-type="float" office:value="1.9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8014.0"/>
          <table:table-cell office:value-type="float" office:value="80600.0"/>
          <table:table-cell office:value-type="float" office:value="200048.0"/>
          <table:table-cell office:value-type="float" office:value="774017.0"/>
          <table:table-cell office:value-type="float" office:value="1836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41.734"/>
          <table:table-cell office:value-type="float" office:value="37.376"/>
          <table:table-cell office:value-type="float" office:value="34.96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68538.0"/>
          <table:table-cell office:value-type="float" office:value="474359.0"/>
          <table:table-cell office:value-type="float" office:value="199120.0"/>
          <table:table-cell office:value-type="float" office:value="770370.0"/>
          <table:table-cell office:value-type="float" office:value="1814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79802"/>
          <table:table-cell office:value-type="float" office:value="5.772"/>
          <table:table-cell office:value-type="float" office:value="4.31"/>
          <table:table-cell office:value-type="float" office:value="0.0"/>
          <table:table-cell office:value-type="float" office:value="0.0"/>
          <table:table-cell office:value-type="float" office:value="66.0"/>
          <table:table-cell office:value-type="float" office:value="16264.0"/>
          <table:table-cell office:value-type="float" office:value="75811.0"/>
          <table:table-cell office:value-type="float" office:value="199120.0"/>
          <table:table-cell office:value-type="float" office:value="770370.0"/>
          <table:table-cell office:value-type="float" office:value="1816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80543"/>
          <table:table-cell office:value-type="float" office:value="1.33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2.0"/>
          <table:table-cell office:value-type="float" office:value="7734.0"/>
          <table:table-cell office:value-type="float" office:value="200048.0"/>
          <table:table-cell office:value-type="float" office:value="774016.0"/>
          <table:table-cell office:value-type="float" office:value="1836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7.0794"/>
          <table:table-cell office:value-type="float" office:value="13.969"/>
          <table:table-cell office:value-type="float" office:value="12.74"/>
          <table:table-cell office:value-type="float" office:value="0.0"/>
          <table:table-cell office:value-type="float" office:value="0.0"/>
          <table:table-cell office:value-type="float" office:value="153.0"/>
          <table:table-cell office:value-type="float" office:value="43721.0"/>
          <table:table-cell office:value-type="float" office:value="330322.0"/>
          <table:table-cell office:value-type="float" office:value="199120.0"/>
          <table:table-cell office:value-type="float" office:value="770370.0"/>
          <table:table-cell office:value-type="float" office:value="181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.8023"/>
          <table:table-cell office:value-type="float" office:value="60.851"/>
          <table:table-cell office:value-type="float" office:value="59.58"/>
          <table:table-cell office:value-type="float" office:value="1.0"/>
          <table:table-cell office:value-type="float" office:value="0.0"/>
          <table:table-cell office:value-type="float" office:value="525.0"/>
          <table:table-cell office:value-type="float" office:value="199951.0"/>
          <table:table-cell office:value-type="float" office:value="2128014.0"/>
          <table:table-cell office:value-type="float" office:value="199120.0"/>
          <table:table-cell office:value-type="float" office:value="770370.0"/>
          <table:table-cell office:value-type="float" office:value="1819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5105"/>
          <table:table-cell office:value-type="float" office:value="6.823"/>
          <table:table-cell office:value-type="float" office:value="5.48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20363.0"/>
          <table:table-cell office:value-type="float" office:value="252927.0"/>
          <table:table-cell office:value-type="float" office:value="200048.0"/>
          <table:table-cell office:value-type="float" office:value="774016.0"/>
          <table:table-cell office:value-type="float" office:value="1836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40.5587"/>
          <table:table-cell office:value-type="float" office:value="37.567"/>
          <table:table-cell office:value-type="float" office:value="36.22"/>
          <table:table-cell office:value-type="float" office:value="0.0"/>
          <table:table-cell office:value-type="float" office:value="0.0"/>
          <table:table-cell office:value-type="float" office:value="378.0"/>
          <table:table-cell office:value-type="float" office:value="125932.0"/>
          <table:table-cell office:value-type="float" office:value="636921.0"/>
          <table:table-cell office:value-type="float" office:value="199120.0"/>
          <table:table-cell office:value-type="float" office:value="770370.0"/>
          <table:table-cell office:value-type="float" office:value="181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099"/>
          <table:table-cell office:value-type="float" office:value="36.004"/>
          <table:table-cell office:value-type="float" office:value="34.64"/>
          <table:table-cell office:value-type="float" office:value="1.0"/>
          <table:table-cell office:value-type="float" office:value="0.0"/>
          <table:table-cell office:value-type="float" office:value="315.0"/>
          <table:table-cell office:value-type="float" office:value="104727.0"/>
          <table:table-cell office:value-type="float" office:value="1642761.0"/>
          <table:table-cell office:value-type="float" office:value="199120.0"/>
          <table:table-cell office:value-type="float" office:value="770370.0"/>
          <table:table-cell office:value-type="float" office:value="180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78184"/>
          <table:table-cell office:value-type="float" office:value="2.895"/>
          <table:table-cell office:value-type="float" office:value="1.57"/>
          <table:table-cell office:value-type="float" office:value="1.0"/>
          <table:table-cell office:value-type="float" office:value="0.0"/>
          <table:table-cell office:value-type="float" office:value="27.0"/>
          <table:table-cell office:value-type="float" office:value="5971.0"/>
          <table:table-cell office:value-type="float" office:value="63071.0"/>
          <table:table-cell office:value-type="float" office:value="200048.0"/>
          <table:table-cell office:value-type="float" office:value="774016.0"/>
          <table:table-cell office:value-type="float" office:value="1840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32.9688"/>
          <table:table-cell office:value-type="float" office:value="29.894"/>
          <table:table-cell office:value-type="float" office:value="28.6"/>
          <table:table-cell office:value-type="float" office:value="0.0"/>
          <table:table-cell office:value-type="float" office:value="0.0"/>
          <table:table-cell office:value-type="float" office:value="252.0"/>
          <table:table-cell office:value-type="float" office:value="85099.0"/>
          <table:table-cell office:value-type="float" office:value="961763.0"/>
          <table:table-cell office:value-type="float" office:value="199120.0"/>
          <table:table-cell office:value-type="float" office:value="770372.0"/>
          <table:table-cell office:value-type="float" office:value="1824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.902"/>
          <table:table-cell office:value-type="float" office:value="60.905"/>
          <table:table-cell office:value-type="float" office:value="59.68"/>
          <table:table-cell office:value-type="float" office:value="1.0"/>
          <table:table-cell office:value-type="float" office:value="0.0"/>
          <table:table-cell office:value-type="float" office:value="510.0"/>
          <table:table-cell office:value-type="float" office:value="186690.0"/>
          <table:table-cell office:value-type="float" office:value="2047017.0"/>
          <table:table-cell office:value-type="float" office:value="199120.0"/>
          <table:table-cell office:value-type="float" office:value="770372.0"/>
          <table:table-cell office:value-type="float" office:value="180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4759"/>
          <table:table-cell office:value-type="float" office:value="6.484"/>
          <table:table-cell office:value-type="float" office:value="5.18"/>
          <table:table-cell office:value-type="float" office:value="1.0"/>
          <table:table-cell office:value-type="float" office:value="0.0"/>
          <table:table-cell office:value-type="float" office:value="63.0"/>
          <table:table-cell office:value-type="float" office:value="20100.0"/>
          <table:table-cell office:value-type="float" office:value="203570.0"/>
          <table:table-cell office:value-type="float" office:value="200048.0"/>
          <table:table-cell office:value-type="float" office:value="774018.0"/>
          <table:table-cell office:value-type="float" office:value="1842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74532"/>
          <table:table-cell office:value-type="float" office:value="0.608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4366.0"/>
          <table:table-cell office:value-type="float" office:value="36214.0"/>
          <table:table-cell office:value-type="float" office:value="23182.0"/>
          <table:table-cell office:value-type="float" office:value="8885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611"/>
          <table:table-cell office:value-type="float" office:value="0.19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682.0"/>
          <table:table-cell office:value-type="float" office:value="23182.0"/>
          <table:table-cell office:value-type="float" office:value="8885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6242"/>
          <table:table-cell office:value-type="float" office:value="0.14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23356.0"/>
          <table:table-cell office:value-type="float" office:value="89539.0"/>
          <table:table-cell office:value-type="float" office:value="1294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27274"/>
          <table:table-cell office:value-type="float" office:value="1.004"/>
          <table:table-cell office:value-type="float" office:value="0.82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739.0"/>
          <table:table-cell office:value-type="float" office:value="52087.0"/>
          <table:table-cell office:value-type="float" office:value="23182.0"/>
          <table:table-cell office:value-type="float" office:value="8885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4675"/>
          <table:table-cell office:value-type="float" office:value="0.32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275.0"/>
          <table:table-cell office:value-type="float" office:value="18551.0"/>
          <table:table-cell office:value-type="float" office:value="23182.0"/>
          <table:table-cell office:value-type="float" office:value="88850.0"/>
          <table:table-cell office:value-type="float" office:value="127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0254"/>
          <table:table-cell office:value-type="float" office:value="0.2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2.0"/>
          <table:table-cell office:value-type="float" office:value="23356.0"/>
          <table:table-cell office:value-type="float" office:value="89539.0"/>
          <table:table-cell office:value-type="float" office:value="1285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35638"/>
          <table:table-cell office:value-type="float" office:value="0.17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6.0"/>
          <table:table-cell office:value-type="float" office:value="973.0"/>
          <table:table-cell office:value-type="float" office:value="23182.0"/>
          <table:table-cell office:value-type="float" office:value="8885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9865"/>
          <table:table-cell office:value-type="float" office:value="0.19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849.0"/>
          <table:table-cell office:value-type="float" office:value="23182.0"/>
          <table:table-cell office:value-type="float" office:value="88850.0"/>
          <table:table-cell office:value-type="float" office:value="1229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8845"/>
          <table:table-cell office:value-type="float" office:value="0.23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23356.0"/>
          <table:table-cell office:value-type="float" office:value="89539.0"/>
          <table:table-cell office:value-type="float" office:value="1288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27701"/>
          <table:table-cell office:value-type="float" office:value="0.19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919.0"/>
          <table:table-cell office:value-type="float" office:value="23182.0"/>
          <table:table-cell office:value-type="float" office:value="88850.0"/>
          <table:table-cell office:value-type="float" office:value="1250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9802"/>
          <table:table-cell office:value-type="float" office:value="0.2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300.0"/>
          <table:table-cell office:value-type="float" office:value="23182.0"/>
          <table:table-cell office:value-type="float" office:value="88850.0"/>
          <table:table-cell office:value-type="float" office:value="1276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1587"/>
          <table:table-cell office:value-type="float" office:value="0.16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5.0"/>
          <table:table-cell office:value-type="float" office:value="23356.0"/>
          <table:table-cell office:value-type="float" office:value="89539.0"/>
          <table:table-cell office:value-type="float" office:value="1287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35067"/>
          <table:table-cell office:value-type="float" office:value="0.297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976.0"/>
          <table:table-cell office:value-type="float" office:value="8022.0"/>
          <table:table-cell office:value-type="float" office:value="23182.0"/>
          <table:table-cell office:value-type="float" office:value="88850.0"/>
          <table:table-cell office:value-type="float" office:value="1229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098"/>
          <table:table-cell office:value-type="float" office:value="0.217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703.0"/>
          <table:table-cell office:value-type="float" office:value="23182.0"/>
          <table:table-cell office:value-type="float" office:value="88850.0"/>
          <table:table-cell office:value-type="float" office:value="125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9738"/>
          <table:table-cell office:value-type="float" office:value="0.19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.0"/>
          <table:table-cell office:value-type="float" office:value="23356.0"/>
          <table:table-cell office:value-type="float" office:value="89539.0"/>
          <table:table-cell office:value-type="float" office:value="1287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